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enable_default_design</text:p>
          </table:table-cell>
          <table:table-cell office:value-type="string">
            <text:p>prerequisites</text:p>
          </table:table-cell>
          <table:table-cell office:value-type="string">
            <text:p>is_civilian</text:p>
          </table:table-cell>
          <table:table-cell office:value-type="string">
            <text:p>is_designable</text:p>
          </table:table-cell>
          <table:table-cell office:value-type="string">
            <text:p>class</text:p>
          </table:table-cell>
          <table:table-cell office:value-type="string">
            <text:p>required_component_set</text:p>
          </table:table-cell>
          <table:table-cell office:value-type="string">
            <text:p>auto_upgrade</text:p>
          </table:table-cell>
          <table:table-cell office:value-type="string">
            <text:p>valid_target_aggressive_stance</text:p>
          </table:table-cell>
          <table:table-cell office:value-type="string">
            <text:p>components_add_to_cost</text:p>
          </table:table-cell>
          <table:table-cell office:value-type="string">
            <text:p>modifier</text:p>
          </table:table-cell>
          <table:table-cell office:value-type="string">
            <text:p>build_block_radiu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"mid"</text:p>
          </table:table-cell>
          <table:table-cell office:value-type="string">
            <text:p>"north"</text:p>
          </table:table-cell>
          <table:table-cell office:value-type="string">
            <text:p>"west"</text:p>
          </table:table-cell>
          <table:table-cell office:value-type="string">
            <text:p>"east"</text:p>
          </table:table-cell>
          <table:table-cell office:value-type="string">
            <text:p>"south"</text:p>
          </table:table-cell>
          <table:table-cell office:value-type="string">
            <text:p>"1"</text:p>
          </table:table-cell>
          <table:table-cell office:value-type="string">
            <text:p>"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_evasion_mul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>loc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ience</text:p>
          </table:table-cell>
          <table:table-cell office:value-type="string">
            <text:p>4.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3.75</text:p>
          </table:table-cell>
          <table:table-cell office:value-type="string">
            <text:p>0.2</text:p>
          </table:table-cell>
          <table:table-cell office:value-type="string">
            <text:p>3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85</text:p>
          </table:table-cell>
          <table:table-cell office:value-type="string">
            <text:p>yes	</text:p>
          </table:table-cell>
          <table:table-cell office:value-type="string">
            <text:p>{ "tech_spaceport_1"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hipclass_science_ship</text:p>
          </table:table-cell>
          <table:table-cell office:value-type="string">
            <text:p>"architecture_component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onboard_react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cience_lab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p_sens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shield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structor</text:p>
          </table:table-cell>
          <table:table-cell office:value-type="string">
            <text:p>3.7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3.75</text:p>
          </table:table-cell>
          <table:table-cell office:value-type="string">
            <text:p>0.2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9</text:p>
          </table:table-cell>
          <table:table-cell office:value-type="string">
            <text:p>60</text:p>
          </table:table-cell>
          <table:table-cell office:value-type="string">
            <text:p>85</text:p>
          </table:table-cell>
          <table:table-cell office:value-type="string">
            <text:p>yes	</text:p>
          </table:table-cell>
          <table:table-cell office:value-type="string">
            <text:p>{ "tech_space_construction"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hipclass_constructor</text:p>
          </table:table-cell>
          <table:table-cell office:value-type="string">
            <text:p>"architecture_components"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p_sens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onboard_react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shield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lonizer</text:p>
          </table:table-cell>
          <table:table-cell office:value-type="string">
            <text:p>3.7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3.75</text:p>
          </table:table-cell>
          <table:table-cell office:value-type="string">
            <text:p>0.2</text:p>
          </table:table-cell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office:value-type="string">
            <text:p>360</text:p>
          </table:table-cell>
          <table:table-cell office:value-type="string">
            <text:p>485</text:p>
          </table:table-cell>
          <table:table-cell office:value-type="string">
            <text:p>yes	</text:p>
          </table:table-cell>
          <table:table-cell office:value-type="string">
            <text:p>{ "tech_colonization_1" }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hipclass_colonizer</text:p>
          </table:table-cell>
          <table:table-cell office:value-type="string">
            <text:p>"architecture_component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p_sens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onboard_react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shield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nsport</text:p>
          </table:table-cell>
          <table:table-cell office:value-type="string">
            <text:p>3.7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3.75</text:p>
          </table:table-cell>
          <table:table-cell office:value-type="string">
            <text:p>0.2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	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hipclass_transport</text:p>
          </table:table-cell>
          <table:table-cell office:value-type="string">
            <text:p>"architecture_components"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ftl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ruste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p_sens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onboard_react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shield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rbital_station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>"part3"</text:p>
          </table:table-cell>
          <table:table-cell office:value-type="string">
            <text:p>"part5"</text:p>
          </table:table-cell>
          <table:table-cell office:value-type="string">
            <text:p>"part7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"part2"</text:p>
          </table:table-cell>
          <table:table-cell office:value-type="string">
            <text:p>"part4"</text:p>
          </table:table-cell>
          <table:table-cell office:value-type="string">
            <text:p>"part6"</text:p>
          </table:table-cell>
          <table:table-cell office:value-type="string">
            <text:p>"part8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00</text:p>
          </table:table-cell>
          <table:table-cell office:value-type="string">
            <text:p>yes</text:p>
          </table:table-cell>
          <table:table-cell office:value-type="string">
            <text:p>{ "tech_spaceport_1" }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hipclass_orbital_station</text:p>
          </table:table-cell>
          <table:table-cell office:value-type="string">
            <text:p>"auxiliary_shield_components"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-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>"part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5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6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7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ing_station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yes	</text:p>
          </table:table-cell>
          <table:table-cell office:value-type="string">
            <text:p>{ "tech_space_construction" }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hipclass_mining_station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-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research_station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0</text:p>
          </table:table-cell>
          <table:table-cell office:value-type="string">
            <text:p>yes	</text:p>
          </table:table-cell>
          <table:table-cell office:value-type="string">
            <text:p>{ "tech_space_construction" }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hipclass_research_station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-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wormhole_station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yes	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hipclass_wormhole_station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-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observation_station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0</text:p>
          </table:table-cell>
          <table:table-cell office:value-type="string">
            <text:p>yes	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hipclass_observation_station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-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outpost_station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@all_armed_stations_combat_rotation_speed</text:p>
          </table:table-cell>
          <table:table-cell office:value-type="string">
            <text:p>15000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"part2"</text:p>
          </table:table-cell>
          <table:table-cell office:value-type="string">
            <text:p/>
          </table:table-cell>
          <table:table-cell office:value-type="string">
            <text:p>"part1"</text:p>
          </table:table-cell>
          <table:table-cell office:value-type="string">
            <text:p>"part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	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shipclass_outpost_station</text:p>
          </table:table-cell>
          <table:table-cell office:value-type="string">
            <text:p>"architecture_components"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-1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onboard_react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tation_senso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xiliary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order_extruder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